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5039" officeooo:paragraph-rsid="001c5039"/>
    </style:style>
    <style:style style:name="P2" style:family="paragraph" style:parent-style-name="Standard">
      <style:text-properties fo:font-weight="bold" officeooo:rsid="001c5039" officeooo:paragraph-rsid="001c5039" style:font-weight-asian="bold" style:font-weight-complex="bold"/>
    </style:style>
    <style:style style:name="P3" style:family="paragraph" style:parent-style-name="Standard">
      <style:text-properties fo:font-weight="bold" officeooo:rsid="00288db2" officeooo:paragraph-rsid="00288db2" style:font-weight-asian="bold" style:font-weight-complex="bold"/>
    </style:style>
    <style:style style:name="P4" style:family="paragraph" style:parent-style-name="Standard">
      <style:text-properties fo:font-weight="normal" officeooo:rsid="00288db2" officeooo:paragraph-rsid="00288db2" style:font-weight-asian="normal" style:font-weight-complex="normal"/>
    </style:style>
    <style:style style:name="P5" style:family="paragraph" style:parent-style-name="Standard">
      <style:text-properties fo:font-weight="normal" officeooo:rsid="0028c529" officeooo:paragraph-rsid="0028c529" style:font-weight-asian="normal" style:font-weight-complex="normal"/>
    </style:style>
    <style:style style:name="P6" style:family="paragraph" style:parent-style-name="Standard">
      <style:text-properties fo:font-weight="normal" officeooo:rsid="0028c529" officeooo:paragraph-rsid="002a7c1c" style:font-weight-asian="normal" style:font-weight-complex="normal"/>
    </style:style>
    <style:style style:name="P7" style:family="paragraph" style:parent-style-name="Standard">
      <style:text-properties fo:font-weight="normal" officeooo:rsid="002a7c1c" officeooo:paragraph-rsid="002a7c1c" style:font-weight-asian="normal" style:font-weight-complex="normal"/>
    </style:style>
    <style:style style:name="P8" style:family="paragraph" style:parent-style-name="Standard">
      <style:text-properties fo:font-weight="normal" officeooo:rsid="002ae71f" officeooo:paragraph-rsid="002ae71f" style:font-weight-asian="normal" style:font-weight-complex="normal"/>
    </style:style>
    <style:style style:name="T1" style:family="text">
      <style:text-properties officeooo:rsid="0021d683"/>
    </style:style>
    <style:style style:name="T2" style:family="text">
      <style:text-properties officeooo:rsid="0024f79d"/>
    </style:style>
    <style:style style:name="T3" style:family="text">
      <style:text-properties fo:font-style="italic" style:font-style-asian="italic" style:font-style-complex="italic"/>
    </style:style>
    <style:style style:name="T4" style:family="text">
      <style:text-properties fo:font-style="italic" officeooo:rsid="0032c7c7" style:font-style-asian="italic" style:font-style-complex="italic"/>
    </style:style>
    <style:style style:name="T5" style:family="text">
      <style:text-properties officeooo:rsid="0028c529"/>
    </style:style>
    <style:style style:name="T6" style:family="text">
      <style:text-properties officeooo:rsid="002a7c1c"/>
    </style:style>
    <style:style style:name="T7" style:family="text">
      <style:text-properties officeooo:rsid="002ae71f"/>
    </style:style>
    <style:style style:name="T8" style:family="text">
      <style:text-properties officeooo:rsid="002b0a82"/>
    </style:style>
    <style:style style:name="T9" style:family="text">
      <style:text-properties officeooo:rsid="002f9e41"/>
    </style:style>
    <style:style style:name="T10" style:family="text">
      <style:text-properties officeooo:rsid="00310052"/>
    </style:style>
    <style:style style:name="T11" style:family="text">
      <style:text-properties officeooo:rsid="0032c7c7"/>
    </style:style>
    <style:style style:name="T12" style:family="text">
      <style:text-properties officeooo:rsid="0033ed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MCS Shear Zone Tasks</text:p>
      <text:p text:style-name="P1"/>
      <text:p text:style-name="P2">Software design</text:p>
      <text:p text:style-name="P1"/>
      <text:p text:style-name="P1">- set the model ShearZone into the structure of the BMCS Simulator</text:p>
      <text:p text:style-name="P1"/>
      <text:p text:style-name="P1">- separate the material model class and the class for cross sectional design from the simulator</text:p>
      <text:p text:style-name="P1"/>
      <text:p text:style-name="P1">- handle the state changes, <text:span text:style-name="T1">reactivate properties</text:span> (input_change, state_change)</text:p>
      <text:p text:style-name="P1"/>
      <text:p text:style-name="P2">Model infrastructure – evaluation of secondary state variables</text:p>
      <text:p text:style-name="P1"/>
      <text:p text:style-name="P1">- define evaluation of the dissipated energy along with the load – displacement curve </text:p>
      <text:p text:style-name="P1"/>
      <text:p text:style-name="P1">- use the energy dissipation to propose regularization criteria of the problem</text:p>
      <text:p text:style-name="P1"/>
      <text:p text:style-name="P1">- consistently distribute the global shear force along the ligament including the <text:line-break/> continuum consideration in the uncracked part / mixed mode propagation criterion / the shear and decohesion at the crack tip / dowel effect</text:p>
      <text:p text:style-name="P1"/>
      <text:p text:style-name="P1">- test if the derivatives with respect to the primary unknowns (x_rot_z and theta) can be constructed for the residuum equations</text:p>
      <text:p text:style-name="P1"/>
      <text:p text:style-name="P1">- improve the stress shape functions – currently just midpoint integration within each segment – insufficient in the fracture propagation segment.</text:p>
      <text:p text:style-name="P1"/>
      <text:p text:style-name="P2">Crack propagation criterion</text:p>
      <text:p text:style-name="P2"/>
      <text:p text:style-name="P1">- improve the quality of the local stress representation at the crack tip</text:p>
      <text:p text:style-name="P1"/>
      <text:p text:style-name="P1">- integrate the mixed-mode propagation criteria – Bazant/Planas – Page 98</text:p>
      <text:p text:style-name="P1"/>
      <text:p text:style-name="P1">- search for further available analytically prefabricated criteria (Meschke, Dumms<text:span text:style-name="T2">t</text:span>orf ??)</text:p>
      <text:p text:style-name="P1"/>
      <text:p text:style-name="P2">Plotting</text:p>
      <text:p text:style-name="P1"/>
      <text:p text:style-name="P1">- cluster the plot methods for individual variables to show concise information in each diagram, e.g. Load / Displacement along the Fracture energy</text:p>
      <text:p text:style-name="P1"/>
      <text:p text:style-name="P3">General App Structure</text:p>
      <text:p text:style-name="P3"/>
      <text:p text:style-name="P4">Separation of the </text:p>
      <text:p text:style-name="P4">- simulation-recording</text:p>
      <text:p text:style-name="P4">- and simulation-monitoring</text:p>
      <text:p text:style-name="P4">- and history-browsing</text:p>
      <text:p text:style-name="P4"/>
      <text:p text:style-name="P4">The Tloop and Hist objects have their own Tstep<text:span text:style-name="T9">=Model</text:span> object. </text:p>
      <text:p text:style-name="P4"/>
      <text:p text:style-name="P4">The Model object should provide an interface with all instantaneous field functions f(u) <text:span text:style-name="T9">as Properties These properties depend on input_change and state_change</text:span></text:p>
      <text:p text:style-name="P4"/>
      <text:p text:style-name="P4"><text:soft-page-break/>These <text:span text:style-name="T12">properties </text:span>are used both by the <text:span text:style-name="T10">Model</text:span> object to run the <text:span text:style-name="T3">iter </text:span><text:span text:style-name="T4">method</text:span>, involved in the predictor / corrector calculation <text:span text:style-name="T11">and to do provide data for postprocessing</text:span>.</text:p>
      <text:p text:style-name="P4"/>
      <text:p text:style-name="P4">In FE calculation, such function can be the displacement or strain field provided by the Xdomain object or stress field obtained as a mapping over the strain field.</text:p>
      <text:p text:style-name="P4"/>
      <text:p text:style-name="P4">The evaluation of an overall strain energy represents an additional function defined at the level of the model. Thus a model is grouping both functions needed for timestepping and postprocessing.</text:p>
      <text:p text:style-name="P4"/>
      <text:p text:style-name="P4">The state of the model is stored in the model itself. <text:span text:style-name="T5">This would mean a shift from the current generic TstepBC referring to FEDomain that runs over the subdomains of a discretization. The slight inconsistency then is provided here by the fact that the FEDomain does not contain the primary variables U and the corresponding forces F. Finer structure might preserve TstepBC with iter and incr methods that use the properties by the model a single object (FEDomain) </text:span></text:p>
      <text:p text:style-name="P4"/>
      <text:p text:style-name="P5">Should the functionality from TstepBC – in particular, the treatment of the boundary conditions be shifted to FEDomain? Then Tstep would only take care of the iter and incr methods. The interface between FEDomain and Xdomain would handle the vector→field and field→vector transformations</text:p>
      <text:p text:style-name="P5">@todo check</text:p>
      <text:p text:style-name="P5"/>
      <text:p text:style-name="P5">Then, in semi-analytical models, e.g. ShearZone, the FEDomain (FEModel) would be the current Xdomain (SZModel). Specializations of FE models e.g. for Pullout would then be done by deriving from FEModel→ PullOutModel. <text:span text:style-name="T6">The Geometry, CrossSection, Material Models would be part of the PulloutModel. The Model would also specify the particular TimeLoop or nonlinear solver. Also, the plotting functions? <text:s/>The model instance would then be able to launch the ui window, or the simulator as a generic class.</text:span></text:p>
      <text:p text:style-name="P5"/>
      <text:p text:style-name="P7">What is the API configurability of <text:s/>such an object? Where is the loading history being stored?</text:p>
      <text:p text:style-name="P5"/>
      <text:p text:style-name="P6">But what is then the relation to the time-dependent input values. <text:span text:style-name="T7">When defining a load, there must be a mapping to selected degrees of freedom (either control or dependent) and a time function. This could all be a part of the model infrastructure.</text:span></text:p>
      <text:p text:style-name="P6"/>
      <text:p text:style-name="P8">However, doesn’t this concept lead to a huge definition of a model? It would contain all the properties related to variables and all the plotting functions? </text:p>
      <text:p text:style-name="P8"/>
      <text:p text:style-name="P8">The model implementation would consist of a Model specialization providing first the implementation of the residuum function and it’s derivative. This would enable the calculation using a scripting interface (launch a simulator and run it). In the second step, the Hist class specialization would have to be defined providing the time-dependent response. The last step is the definition of plot perspectives arranging the results in a suitable form.</text:p>
      <text:p text:style-name="P8"/>
      <text:p text:style-name="P8">Consider now the plotting of time independent data (e.g. the initial geometry, or a material law). These should be interactive and react on the changes in the input values. The <text:span text:style-name="T8">plot functions are assumed to be defined as methods of the Model and of its subcomponents. They are registered in the Viz2DSheet and called upon a replot event. </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tislav Chudoba</meta:initial-creator>
    <meta:creation-date>2020-02-19T12:57:59.190037370</meta:creation-date>
    <dc:date>2020-03-18T16:12:18.025449734</dc:date>
    <dc:creator>Rostislav Chudoba</dc:creator>
    <meta:editing-duration>P5DT23H3M51S</meta:editing-duration>
    <meta:editing-cycles>10</meta:editing-cycles>
    <meta:generator>LibreOffice/6.0.7.3$Linux_X86_64 LibreOffice_project/00m0$Build-3</meta:generator>
    <meta:document-statistic meta:table-count="0" meta:image-count="0" meta:object-count="0" meta:page-count="2" meta:paragraph-count="36" meta:word-count="751" meta:character-count="4820" meta:non-whitespace-character-count="4088"/>
  </office:meta>
</office:document-meta>
</file>